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1566" officeooo:paragraph-rsid="0011156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566" officeooo:paragraph-rsid="00111566" style:font-weight-asian="bold" style:font-weight-complex="bold"/>
    </style:style>
    <style:style style:name="P3" style:family="paragraph" style:parent-style-name="Standard">
      <style:text-properties style:font-name="Arial" fo:font-weight="bold" officeooo:rsid="00111566" officeooo:paragraph-rsid="00111566" style:font-weight-asian="bold" style:font-weight-complex="bold"/>
    </style:style>
    <style:style style:name="P4" style:family="paragraph" style:parent-style-name="Standard">
      <style:text-properties style:font-name="Arial" fo:font-weight="bold" officeooo:rsid="00160d1b" officeooo:paragraph-rsid="00160d1b" style:font-weight-asian="bold" style:font-weight-complex="bold"/>
    </style:style>
    <style:style style:name="P5" style:family="paragraph" style:parent-style-name="Standard">
      <style:text-properties style:font-name="Arial" fo:font-weight="bold" officeooo:rsid="00146bec" officeooo:paragraph-rsid="00146be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Arial" fo:font-weight="bold" officeooo:rsid="00178ead" officeooo:paragraph-rsid="00178ea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2c4d77" officeooo:paragraph-rsid="002c4d77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1d18c3" officeooo:paragraph-rsid="002f2f97" style:font-weight-asian="bold" style:font-weight-complex="bold"/>
    </style:style>
    <style:style style:name="P9" style:family="paragraph" style:parent-style-name="Standard">
      <style:text-properties style:font-name="Arial" fo:font-weight="bold" officeooo:rsid="001d18c3" officeooo:paragraph-rsid="002f2f97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Arial" fo:font-weight="bold" officeooo:rsid="002f2f97" officeooo:paragraph-rsid="002f2f97" style:font-weight-asian="bold" style:font-weight-complex="bold"/>
    </style:style>
    <style:style style:name="P11" style:family="paragraph" style:parent-style-name="Standard">
      <style:text-properties style:font-name="Arial" fo:font-weight="bold" officeooo:rsid="00309b90" officeooo:paragraph-rsid="00309b9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weight="bold" officeooo:rsid="00111566" officeooo:paragraph-rsid="00111566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Arial" officeooo:rsid="00146bec" officeooo:paragraph-rsid="00146bec"/>
    </style:style>
    <style:style style:name="P14" style:family="paragraph" style:parent-style-name="Standard">
      <style:text-properties style:font-name="Arial" officeooo:rsid="00160d1b" officeooo:paragraph-rsid="00160d1b"/>
    </style:style>
    <style:style style:name="P15" style:family="paragraph" style:parent-style-name="Standard">
      <style:text-properties style:font-name="Arial" officeooo:rsid="00178ead" officeooo:paragraph-rsid="00178ead"/>
    </style:style>
    <style:style style:name="P16" style:family="paragraph" style:parent-style-name="Standard">
      <style:text-properties style:font-name="Arial" officeooo:rsid="001a0c99" officeooo:paragraph-rsid="001a0c99"/>
    </style:style>
    <style:style style:name="P17" style:family="paragraph" style:parent-style-name="Standard">
      <style:text-properties style:font-name="Arial" officeooo:rsid="001a0c99" officeooo:paragraph-rsid="002c4d77"/>
    </style:style>
    <style:style style:name="P18" style:family="paragraph" style:parent-style-name="Standard">
      <style:text-properties style:font-name="Arial" officeooo:rsid="001a0c99" officeooo:paragraph-rsid="002f2f97"/>
    </style:style>
    <style:style style:name="P19" style:family="paragraph" style:parent-style-name="Standard">
      <style:text-properties style:font-name="Arial" officeooo:rsid="001af4cf" officeooo:paragraph-rsid="001af4cf"/>
    </style:style>
    <style:style style:name="P20" style:family="paragraph" style:parent-style-name="Standard">
      <style:text-properties style:font-name="Arial" officeooo:rsid="00197002" officeooo:paragraph-rsid="00197002" fo:background-color="#ffff00"/>
    </style:style>
    <style:style style:name="P21" style:family="paragraph" style:parent-style-name="Standard">
      <style:text-properties style:font-name="Arial" officeooo:rsid="00197002" officeooo:paragraph-rsid="002c4d77" fo:background-color="#ffff00"/>
    </style:style>
    <style:style style:name="P22" style:family="paragraph" style:parent-style-name="Standard">
      <style:text-properties style:font-name="Arial" officeooo:rsid="00197002" officeooo:paragraph-rsid="002f2f97" fo:background-color="#ffff00"/>
    </style:style>
    <style:style style:name="P23" style:family="paragraph" style:parent-style-name="Standard">
      <style:text-properties style:font-name="Arial" officeooo:rsid="001af4cf" officeooo:paragraph-rsid="001af4cf" fo:background-color="#ffff00"/>
    </style:style>
    <style:style style:name="P24" style:family="paragraph" style:parent-style-name="Standard">
      <style:text-properties style:font-name="Arial" officeooo:rsid="001af4cf" officeooo:paragraph-rsid="002c4d77" fo:background-color="#ffff00"/>
    </style:style>
    <style:style style:name="P25" style:family="paragraph" style:parent-style-name="Standard">
      <style:text-properties style:font-name="Arial" officeooo:rsid="001af4cf" officeooo:paragraph-rsid="002f2f97" fo:background-color="#ffff00"/>
    </style:style>
    <style:style style:name="P26" style:family="paragraph" style:parent-style-name="Standard">
      <style:text-properties style:font-name="Arial" officeooo:rsid="00197002" officeooo:paragraph-rsid="00197002" fo:background-color="#ffd7d7"/>
    </style:style>
    <style:style style:name="P27" style:family="paragraph" style:parent-style-name="Standard">
      <style:text-properties style:font-name="Arial" officeooo:rsid="00197002" officeooo:paragraph-rsid="002c4d77" fo:background-color="#ffd7d7"/>
    </style:style>
    <style:style style:name="P28" style:family="paragraph" style:parent-style-name="Standard">
      <style:text-properties style:font-name="Arial" officeooo:rsid="00197002" officeooo:paragraph-rsid="002f2f97" fo:background-color="#ffd7d7"/>
    </style:style>
    <style:style style:name="P29" style:family="paragraph" style:parent-style-name="Standard">
      <style:text-properties style:font-name="Arial" officeooo:rsid="0019e660" officeooo:paragraph-rsid="0019e660" fo:background-color="#ffd7d7"/>
    </style:style>
    <style:style style:name="P30" style:family="paragraph" style:parent-style-name="Standard">
      <style:text-properties style:font-name="Arial" officeooo:rsid="0019e660" officeooo:paragraph-rsid="00258d98" fo:background-color="#ffd7d7"/>
    </style:style>
    <style:style style:name="P31" style:family="paragraph" style:parent-style-name="Standard">
      <style:text-properties style:font-name="Arial" officeooo:rsid="0019e660" officeooo:paragraph-rsid="002c4d77" fo:background-color="#ffd7d7"/>
    </style:style>
    <style:style style:name="P32" style:family="paragraph" style:parent-style-name="Standard">
      <style:text-properties style:font-name="Arial" officeooo:rsid="0019e660" officeooo:paragraph-rsid="002e3c4c" fo:background-color="#ffd7d7"/>
    </style:style>
    <style:style style:name="P33" style:family="paragraph" style:parent-style-name="Standard">
      <style:text-properties style:font-name="Arial" officeooo:rsid="0019e660" officeooo:paragraph-rsid="002f2f97" fo:background-color="#ffd7d7"/>
    </style:style>
    <style:style style:name="P34" style:family="paragraph" style:parent-style-name="Standard">
      <style:text-properties style:font-name="Arial" officeooo:rsid="001a0c99" officeooo:paragraph-rsid="001a0c99" fo:background-color="#ffd7d7"/>
    </style:style>
    <style:style style:name="P35" style:family="paragraph" style:parent-style-name="Standard">
      <style:text-properties style:font-name="Arial" officeooo:rsid="001a0c99" officeooo:paragraph-rsid="002c4d77" fo:background-color="#ffd7d7"/>
    </style:style>
    <style:style style:name="P36" style:family="paragraph" style:parent-style-name="Standard">
      <style:text-properties style:font-name="Arial" officeooo:rsid="001a0c99" officeooo:paragraph-rsid="002f2f97" fo:background-color="#ffd7d7"/>
    </style:style>
    <style:style style:name="P37" style:family="paragraph" style:parent-style-name="Standard">
      <style:text-properties style:font-name="Arial" officeooo:rsid="001c09ea" officeooo:paragraph-rsid="001c09ea"/>
    </style:style>
    <style:style style:name="P38" style:family="paragraph" style:parent-style-name="Standard">
      <style:text-properties style:font-name="Arial" officeooo:rsid="001d18c3" officeooo:paragraph-rsid="001d18c3"/>
    </style:style>
    <style:style style:name="P39" style:family="paragraph" style:parent-style-name="Standard">
      <style:text-properties style:font-name="Arial" officeooo:rsid="001e8d5f" officeooo:paragraph-rsid="001e8d5f"/>
    </style:style>
    <style:style style:name="P40" style:family="paragraph" style:parent-style-name="Standard">
      <style:text-properties style:font-name="Arial" officeooo:rsid="001e8d5f" officeooo:paragraph-rsid="00258d98"/>
    </style:style>
    <style:style style:name="P41" style:family="paragraph" style:parent-style-name="Standard">
      <style:text-properties style:font-name="Arial" officeooo:rsid="00200812" officeooo:paragraph-rsid="00200812"/>
    </style:style>
    <style:style style:name="P42" style:family="paragraph" style:parent-style-name="Standard">
      <style:text-properties style:font-name="Arial" officeooo:rsid="00285130" officeooo:paragraph-rsid="00285130"/>
    </style:style>
    <style:style style:name="P43" style:family="paragraph" style:parent-style-name="Standard">
      <style:text-properties style:font-name="Arial" officeooo:rsid="002c4d77" officeooo:paragraph-rsid="002c4d77"/>
    </style:style>
    <style:style style:name="P44" style:family="paragraph" style:parent-style-name="Standard">
      <style:text-properties style:font-name="Arial" officeooo:rsid="00305e49" officeooo:paragraph-rsid="00305e49"/>
    </style:style>
    <style:style style:name="P45" style:family="paragraph" style:parent-style-name="Standard">
      <style:text-properties style:font-name="Arial" officeooo:rsid="00309b90" officeooo:paragraph-rsid="00309b90"/>
    </style:style>
    <style:style style:name="P46" style:family="paragraph" style:parent-style-name="Standard">
      <style:text-properties style:font-name="Arial" officeooo:rsid="003110a8" officeooo:paragraph-rsid="003110a8"/>
    </style:style>
    <style:style style:name="P47" style:family="paragraph" style:parent-style-name="Standard">
      <style:paragraph-properties fo:margin-left="0.5in"/>
      <style:text-properties style:font-name="Arial" officeooo:rsid="003110a8" officeooo:paragraph-rsid="003110a8"/>
    </style:style>
    <style:style style:name="P48" style:family="paragraph" style:parent-style-name="Standard">
      <style:text-properties style:font-name="Arial" officeooo:rsid="0033f713" officeooo:paragraph-rsid="0033f713"/>
    </style:style>
    <style:style style:name="P49" style:family="paragraph" style:parent-style-name="Standard">
      <style:text-properties style:font-name="Arial" fo:font-size="12pt" officeooo:rsid="0027cf62" officeooo:paragraph-rsid="00231260" style:font-size-asian="10.5pt" style:font-size-complex="12pt"/>
    </style:style>
    <style:style style:name="P50" style:family="paragraph" style:parent-style-name="Standard">
      <style:text-properties style:font-name="Arial" officeooo:rsid="002c4d77" officeooo:paragraph-rsid="002c4d77" fo:background-color="#ffd7d7"/>
    </style:style>
    <style:style style:name="P51" style:family="paragraph" style:parent-style-name="Standard">
      <style:text-properties style:font-name="Arial" officeooo:rsid="002c4d77" officeooo:paragraph-rsid="002e3c4c" fo:background-color="#ffd7d7"/>
    </style:style>
    <style:style style:name="P52" style:family="paragraph" style:parent-style-name="Standard">
      <style:paragraph-properties fo:break-before="page"/>
      <style:text-properties style:font-name="Arial" fo:font-weight="bold" officeooo:rsid="001e8d5f" officeooo:paragraph-rsid="00258d98" style:font-weight-asian="bold" style:font-weight-complex="bold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style:paragraph-properties fo:text-align="center"/>
    </style:style>
    <style:style style:name="T1" style:family="text">
      <style:text-properties officeooo:rsid="0012ace0"/>
    </style:style>
    <style:style style:name="T2" style:family="text">
      <style:text-properties officeooo:rsid="00146bec"/>
    </style:style>
    <style:style style:name="T3" style:family="text">
      <style:text-properties officeooo:rsid="001af4cf"/>
    </style:style>
    <style:style style:name="T4" style:family="text">
      <style:text-properties fo:background-color="#ffd7d7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19e660" fo:background-color="#bbe33d" loext:char-shading-value="0"/>
    </style:style>
    <style:style style:name="T7" style:family="text">
      <style:text-properties officeooo:rsid="00258d98" fo:background-color="#bbe33d" loext:char-shading-value="0"/>
    </style:style>
    <style:style style:name="T8" style:family="text">
      <style:text-properties officeooo:rsid="002c4d77" fo:background-color="#bbe33d" loext:char-shading-value="0"/>
    </style:style>
    <style:style style:name="T9" style:family="text">
      <style:text-properties officeooo:rsid="002e3c4c" fo:background-color="#bbe33d" loext:char-shading-value="0"/>
    </style:style>
    <style:style style:name="T10" style:family="text">
      <style:text-properties officeooo:rsid="002f2f97" fo:background-color="#bbe33d" loext:char-shading-value="0"/>
    </style:style>
    <style:style style:name="T11" style:family="text">
      <style:text-properties officeooo:rsid="00305e49" fo:background-color="#bbe33d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c09ea"/>
    </style:style>
    <style:style style:name="T14" style:family="text">
      <style:text-properties officeooo:rsid="001e8d5f"/>
    </style:style>
    <style:style style:name="T15" style:family="text">
      <style:text-properties officeooo:rsid="00258d98"/>
    </style:style>
    <style:style style:name="T16" style:family="text">
      <style:text-properties officeooo:rsid="002aab27"/>
    </style:style>
    <style:style style:name="T17" style:family="text">
      <style:text-properties officeooo:rsid="002c4d77"/>
    </style:style>
    <style:style style:name="T18" style:family="text">
      <style:text-properties officeooo:rsid="002f2f97"/>
    </style:style>
    <style:style style:name="T19" style:family="text">
      <style:text-properties officeooo:rsid="00305e49"/>
    </style:style>
    <style:style style:name="T20" style:family="text">
      <style:text-properties officeooo:rsid="00309b9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110a8"/>
    </style:style>
    <style:style style:name="T23" style:family="text">
      <style:text-properties officeooo:rsid="0033f713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12pt" style:font-size-asian="12pt" style:font-size-complex="12pt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6252in" fo:min-width="1.2083in" style:writing-mode="lr-tb" loext:decorative="false" style:run-through="foreground"/>
      <style:paragraph-properties style:writing-mode="lr-tb"/>
    </style:style>
    <style:style style:name="gr3" style:family="graphic">
      <style:graphic-properties svg:stroke-width="0.0075in" svg:stroke-color="#000000" draw:marker-start-width="0.1492in" draw:marker-end="Arrow" draw:marker-end-width="0.0827in" draw:textarea-horizontal-align="center" draw:textarea-vertical-align="middle" fo:padding-top="0.0035in" fo:padding-bottom="0.0035in" fo:padding-left="0.0035in" fo:padding-right="0.0035in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024 <text:span text:style-name="T16">Fall</text:span> CPSC 240 Assignment <text:span text:style-name="T16">2</text:span></text:p>
      <text:p text:style-name="P2">Average Driving Time</text:p>
      <text:p text:style-name="P1"/>
      <text:p text:style-name="P1"/>
      <text:p text:style-name="P1"/>
      <text:p text:style-name="P3">Prologue</text:p>
      <text:p text:style-name="P1"/>
      <text:p text:style-name="P1">Imagine a messenger service which delivers high-valued cargo to paying customers <text:span text:style-name="T1">most of whom are hospitals and urgent care medical facilities. <text:s/>One heavily serviced route goes from Fullerton to Santa Ana from there to Long Beach, and finally returns to Fullerton. <text:s/>The driver of the delivery van may select the physical streets <text:s/>The distance from the delivery service headquarters in Fullerton to the first customer in Santa Ana depends on the route selected by the driver of that day. <text:s/>A similar statement can be said for the route from Santa Ana to Long Beach. <text:s/></text:span><text:span text:style-name="T2">We want an assembly program that will compute the average speed of the delivery van for the entire trip.</text:span></text:p>
      <text:p text:style-name="P1"/>
      <text:p text:style-name="P1"/>
      <text:p text:style-name="P1"/>
      <text:p text:style-name="P5">Requirements</text:p>
      <text:p text:style-name="P13"/>
      <text:p text:style-name="P13">Make a hybrid program with the main module in C language and the computational module in X86 modern assembly language. <text:s text:c="2"/>The structure adheres to the basic diagram shown below.</text:p>
      <text:p text:style-name="P13"/>
      <text:p text:style-name="P13"/>
      <text:p text:style-name="P13"><draw:g text:anchor-type="paragraph" draw:z-index="0" draw:name="Shape1" draw:style-name="gr1"><draw:custom-shape draw:name="Shape1" draw:style-name="gr2" draw:text-style-name="P54" svg:width="1.2087in" svg:height="0.6252in" svg:x="2.6717in" svg:y="0.0583in"><text:p text:style-name="P53"><text:span text:style-name="T24"/></text:p><text:p text:style-name="P53">Driver</text:p><text:p text:style-name="P53"><text:span text:style-name="T24"/></text:p><text:p text:style-name="P53"><text:span text:style-name="T24">C</text:span><text:span text:style-name="T24"> </text:span><text:span text:style-name="T24">l</text:span><text:span text:style-name="T24">a</text:span><text:span text:style-name="T24">n</text:span><text:span text:style-name="T24">g</text:span><text:span text:style-name="T24">u</text:span><text:span text:style-name="T24">a</text:span><text:span text:style-name="T24">g</text:span><text:span text:style-name="T24">e</text:span></text:p><draw:enhanced-geometry svg:viewBox="0 0 21600 21600" draw:type="rectangle" draw:enhanced-path="M 0 0 L 21600 0 21600 21600 0 21600 0 0 Z N"/></draw:custom-shape><draw:custom-shape draw:name="Shape1_0" draw:style-name="gr2" draw:text-style-name="P54" svg:width="1.2087in" svg:height="0.6252in" svg:x="2.7028in" svg:y="1.1102in"><text:p text:style-name="P53"><text:span text:style-name="T24"/></text:p><text:p text:style-name="P53">Average</text:p><text:p text:style-name="P53"><text:span text:style-name="T24"/></text:p><text:p text:style-name="P53"><text:span text:style-name="T24">X86 assembly</text:span></text:p><draw:enhanced-geometry svg:viewBox="0 0 21600 21600" draw:type="rectangle" draw:enhanced-path="M 0 0 L 21600 0 21600 21600 0 21600 0 0 Z N"/></draw:custom-shape><draw:custom-shape draw:name="Shape1_1" draw:style-name="gr2" draw:text-style-name="P54" svg:width="1.2087in" svg:height="0.6252in" svg:x="4.8799in" svg:y="0.05in"><text:p text:style-name="P53"><text:span text:style-name="T24"/></text:p><text:p text:style-name="P53"><text:span text:style-name="T25">r.sh</text:span></text:p><text:p text:style-name="P53"><text:span text:style-name="T24"/></text:p><text:p text:style-name="P53"><text:span text:style-name="T24">Bash</text:span></text:p><draw:enhanced-geometry svg:viewBox="0 0 21600 21600" draw:type="rectangle" draw:enhanced-path="M 0 0 L 21600 0 21600 21600 0 21600 0 0 Z N"/></draw:custom-shape><draw:line draw:name="Shape2" draw:style-name="gr3" draw:text-style-name="P55" svg:x1="3.3382in" svg:y1="0.6831in" svg:x2="3.3382in" svg:y2="1.1102in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4">Definitions</text:p>
      <text:p text:style-name="P14"/>
      <text:p text:style-name="P14">The program of Assignment 1 is the set of three modules represented by three rectangles in the above diagram. <text:s/>The arrow points to a module that will be called by the earlier module.</text:p>
      <text:p text:style-name="P14"/>
      <text:p text:style-name="P14">For us in this class each module contains the source code of one function. <text:s/>In general programming a module may contain multiple functions.</text:p>
      <text:p text:style-name="P14"/>
      <text:p text:style-name="P14">The language of the file r.sh is bash, witch is sometime written Bash.</text:p>
      <text:p text:style-name="P14"/>
      <text:p text:style-name="P14"/>
      <text:p text:style-name="P6">Dialog<text:span text:style-name="T17">ue</text:span></text:p>
      <text:p text:style-name="P15"/>
      <text:p text:style-name="P15">When you are testing your program it should produce output like the following. <text:s/>We call the output the dialog because the human user and the machine are communicating with each other.</text:p>
      <text:p text:style-name="P15"/>
      <text:p text:style-name="P20">Welcome to &lt;fill in name of program&gt; maintained by &lt;fill in your name&gt;</text:p>
      <text:p text:style-name="P26">Please enter your first and last names: <text:s text:c="2"/><text:span text:style-name="T5">Linda Garcia</text:span></text:p>
      <text:p text:style-name="P26">Please enter your title such as Lieutenant, Chief, Mr, Ms, <text:span text:style-name="T13">I</text:span>nfluence<text:span text:style-name="T13">r</text:span>, Chairman, <text:span text:style-name="T14">Freshman,</text:span> <text:span text:style-name="T14">Foreman, Project Leader, etc: <text:s/></text:span><text:span text:style-name="T6">Vice-president</text:span></text:p>
      <text:p text:style-name="P29">Thank you Vice-president Linda Garcia</text:p>
      <text:p text:style-name="P29"/>
      <text:p text:style-name="P29">Enter the number of miles traveled from Fullerton to Santa Ana: <text:s text:c="2"/><text:span text:style-name="T5">15.7</text:span></text:p>
      <text:p text:style-name="P29">Enter your average speed during that leg of the trip: <text:s text:c="2"/><text:span text:style-name="T5">42.6</text:span></text:p>
      <text:p text:style-name="P29"/>
      <text:p text:style-name="P29">Enter the number of miles traveled from Santa Ana to Long Beach: <text:s text:c="2"/><text:span text:style-name="T5">19.2</text:span></text:p>
      <text:p text:style-name="P29">Enter your average speed during that leg of the trip: <text:s text:c="2"/><text:span text:style-name="T5">53.9</text:span></text:p>
      <text:p text:style-name="P29"/>
      <text:p text:style-name="P30">Enter the number of miles traveled from Long Beach <text:span text:style-name="T15">to Fullerton</text:span>: <text:s text:c="2"/><text:span text:style-name="T15">28</text:span><text:span text:style-name="T5">.2</text:span></text:p>
      <text:p text:style-name="P30">Enter your average speed during that leg of the trip: <text:s text:c="2"/><text:span text:style-name="T7">64</text:span><text:span text:style-name="T5">.9</text:span></text:p>
      <text:p text:style-name="P29"/>
      <text:p text:style-name="P34">The inputted data are being processed</text:p>
      <text:p text:style-name="P34"/>
      <text:p text:style-name="P34">The total distance traveled is <text:span text:style-name="T15">63.1</text:span> miles.</text:p>
      <text:p text:style-name="P34">The time of the trip is <text:span text:style-name="T15">1.15927445</text:span> hours</text:p>
      <text:p text:style-name="P34">The average speed during this trip is <text:span text:style-name="T15">54.43059661</text:span><text:span text:style-name="T3"> mph.</text:span></text:p>
      <text:p text:style-name="P16"/>
      <text:p text:style-name="P23">The driver has received this number <text:span text:style-name="T18">54.43059661</text:span> and will keep it for future use.</text:p>
      <text:p text:style-name="P23">Have a great day.</text:p>
      <text:p text:style-name="P23"/>
      <text:p text:style-name="P23">A zero will be sent to the operating system as a signal of a successful execution.</text:p>
      <text:p text:style-name="P19"/>
      <text:p text:style-name="P19"/>
      <text:p text:style-name="P19">Color codes:</text:p>
      <text:p text:style-name="P19"><text:span text:style-name="T12">Yellow</text:span>: <text:s/>driver function</text:p>
      <text:p text:style-name="P19"><text:span text:style-name="T4">Pink</text:span>: <text:s text:c="4"/>average function</text:p>
      <text:p text:style-name="P19"><text:span text:style-name="T5">Green</text:span>: <text:s/>user inputs</text:p>
      <text:p text:style-name="P19"/>
      <text:p text:style-name="P19"/>
      <text:p text:style-name="P37">There are no integers in this program. <text:s/>All the numbers are floating point numbers stored in the component of the CPU called SSE. <text:s text:c="2"/>Do not use any registers from the FPU component.</text:p>
      <text:p text:style-name="P19"/>
      <text:p text:style-name="P19"/>
      <text:p text:style-name="P7">Dialogue showing input validation</text:p>
      <text:p text:style-name="P43"/>
      <text:p text:style-name="P21">Welcome to <text:span text:style-name="T17">Vehicle Speed</text:span> maintained by <text:span text:style-name="T17">Mauricio Vega</text:span></text:p>
      <text:p text:style-name="P27">Please enter your first and last names: <text:s text:c="2"/><text:span text:style-name="T5">Linda Garcia</text:span></text:p>
      <text:p text:style-name="P27">Please enter your title such as Lieutenant, Chief, Mr, Ms, <text:span text:style-name="T13">I</text:span>nfluence<text:span text:style-name="T13">r</text:span>, Chairman, <text:span text:style-name="T14">Freshman,</text:span> <text:span text:style-name="T14">Foreman, Project Leader, etc: <text:s/></text:span><text:span text:style-name="T6">Vice-president</text:span></text:p>
      <text:p text:style-name="P31">Thank you Vice-president Linda Garcia</text:p>
      <text:p text:style-name="P31"/>
      <text:p text:style-name="P32">Enter the number of miles traveled from Fullerton to Santa Ana: <text:span text:style-name="T8"><text:s/></text:span><text:span text:style-name="T9">5.0</text:span></text:p>
      <text:p text:style-name="P31">Enter your average speed during that leg of the trip: <text:s text:c="2"/><text:span text:style-name="T8">10.X5</text:span></text:p>
      <text:p text:style-name="P50">Invalid data detected. <text:s/>Try again</text:p>
      <text:p text:style-name="P31">Enter your average speed during that leg of the trip: <text:s text:c="2"/><text:span text:style-name="T8"><text:s/></text:span><text:span text:style-name="T9">15.0</text:span></text:p>
      <text:p text:style-name="P31"/>
      <text:p text:style-name="P31">Enter the number of miles traveled from Santa Ana to Long Beach: <text:s text:c="2"/><text:span text:style-name="T8">4</text:span><text:span text:style-name="T5">.</text:span><text:span text:style-name="T8">0</text:span></text:p>
      <text:p text:style-name="P31">Enter your average speed during that leg of the trip: <text:s text:c="2"/><text:span text:style-name="T5">5.</text:span><text:span text:style-name="T8">0</text:span></text:p>
      <text:p text:style-name="P31"/>
      <text:p text:style-name="P31">Enter the number of miles traveled from Long Beach <text:span text:style-name="T15">to Fullerton</text:span>: <text:s text:c="2"/><text:span text:style-name="T8">6.0</text:span></text:p>
      <text:p text:style-name="P31">Enter your average speed during that leg of the trip: <text:s text:c="2"/><text:span text:style-name="T8">WA4.0</text:span></text:p>
      <text:p text:style-name="P51">Invalid data detected. <text:s/>Try again</text:p>
      <text:p text:style-name="P32">Enter your average speed during that leg of the trip: <text:s text:c="2"/><text:span text:style-name="T8"><text:s/></text:span><text:span text:style-name="T9">10.0</text:span></text:p>
      <text:p text:style-name="P32"><text:span text:style-name="T5"/></text:p>
      <text:p text:style-name="P31"/>
      <text:p text:style-name="P35">The inputted data are being processed</text:p>
      <text:p text:style-name="P35"/>
      <text:p text:style-name="P35">The total distance traveled is <text:span text:style-name="T18">15.0</text:span> miles.</text:p>
      <text:p text:style-name="P35">The time of the trip is <text:span text:style-name="T15">1.</text:span><text:span text:style-name="T18">9333333333</text:span> hours</text:p>
      <text:p text:style-name="P35">The average speed during this trip is <text:span text:style-name="T18">7.7758621</text:span><text:span text:style-name="T3"> mph.</text:span></text:p>
      <text:p text:style-name="P17"/>
      <text:p text:style-name="P24">The driver has received this number <text:span text:style-name="T18">7.7758621</text:span> and will keep it for future use.</text:p>
      <text:p text:style-name="P24">Have a great day.</text:p>
      <text:p text:style-name="P24"/>
      <text:p text:style-name="P24">A zero will be sent to the operating system as a signal of a successful execution.</text:p>
      <text:p text:style-name="P10">Simple inputs to check your math</text:p>
      <text:p text:style-name="P9"/>
      <text:p text:style-name="P22">Welcome to <text:span text:style-name="T17">Vehicle Speed</text:span> maintained by <text:span text:style-name="T17">Mauricio Vega</text:span></text:p>
      <text:p text:style-name="P28">Please enter your first and last names: <text:s text:c="2"/><text:span text:style-name="T5">Linda Garcia</text:span></text:p>
      <text:p text:style-name="P28">Please enter your title such as Lieutenant, Chief, Mr, Ms, <text:span text:style-name="T13">I</text:span>nfluence<text:span text:style-name="T13">r</text:span>, Chairman, <text:span text:style-name="T14">Freshman,</text:span> <text:span text:style-name="T14">Foreman, Project Leader, etc: <text:s/></text:span><text:span text:style-name="T6">Vice-president</text:span></text:p>
      <text:p text:style-name="P33">Thank you Vice-president Linda Garcia</text:p>
      <text:p text:style-name="P33"/>
      <text:p text:style-name="P33">Enter the number of miles traveled from Fullerton to Santa Ana: <text:span text:style-name="T8"><text:s/></text:span><text:span text:style-name="T9">5.0</text:span></text:p>
      <text:p text:style-name="P33">Enter your average speed during that leg of the trip: <text:s text:c="2"/><text:span text:style-name="T8"><text:s/></text:span><text:span text:style-name="T9">1</text:span><text:span text:style-name="T10">0</text:span><text:span text:style-name="T9">.0</text:span></text:p>
      <text:p text:style-name="P33"/>
      <text:p text:style-name="P33">Enter the number of miles traveled from Santa Ana to Long Beach: <text:s text:c="2"/><text:span text:style-name="T8">4</text:span><text:span text:style-name="T5">.</text:span><text:span text:style-name="T8">0</text:span></text:p>
      <text:p text:style-name="P33">Enter your average speed during that leg of the trip: <text:s text:c="2"/><text:span text:style-name="T18">2</text:span><text:span text:style-name="T5">.</text:span><text:span text:style-name="T8">0</text:span></text:p>
      <text:p text:style-name="P33"/>
      <text:p text:style-name="P33">Enter the number of miles traveled from Long Beach <text:span text:style-name="T15">to Fullerton</text:span>: <text:s text:c="2"/><text:span text:style-name="T18">6</text:span><text:span text:style-name="T8">.0</text:span></text:p>
      <text:p text:style-name="P33">Enter your average speed during that leg of the trip: <text:s text:c="2"/><text:span text:style-name="T8"><text:s/></text:span><text:span text:style-name="T11">12</text:span><text:span text:style-name="T9">.0</text:span></text:p>
      <text:p text:style-name="P33"><text:span text:style-name="T5"/></text:p>
      <text:p text:style-name="P33"/>
      <text:p text:style-name="P36">The inputted data are being processed</text:p>
      <text:p text:style-name="P36"/>
      <text:p text:style-name="P36">The total distance traveled is <text:span text:style-name="T19">15</text:span><text:span text:style-name="T18">.0</text:span> miles.</text:p>
      <text:p text:style-name="P36">The time of the trip is <text:span text:style-name="T19">3.0</text:span><text:span text:style-name="T18">0000000</text:span> hours</text:p>
      <text:p text:style-name="P36">The average speed during this trip is <text:span text:style-name="T19">5.000000000</text:span><text:span text:style-name="T3"> mph.</text:span></text:p>
      <text:p text:style-name="P18"/>
      <text:p text:style-name="P25">The driver has received this number <text:span text:style-name="T18">7.7758621</text:span> and will keep it for future use.</text:p>
      <text:p text:style-name="P25">Have a great day.</text:p>
      <text:p text:style-name="P25"/>
      <text:p text:style-name="P25">A zero will be sent to the operating system as a signal of a successful execu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Partial credit <text:span text:style-name="T19">explained</text:span></text:p>
      <text:p text:style-name="P38"/>
      <text:p text:style-name="P38">Partial credit <text:span text:style-name="T19">will be awarded in proportion to the amount of the specification correctly implemented.</text:span></text:p>
      <text:p text:style-name="P38"/>
      <text:p text:style-name="P44">The program must execute and close gracefully in order to receive partial credit.</text:p>
      <text:p text:style-name="P44"/>
      <text:p text:style-name="P44">Do not submit non-running programs.</text:p>
      <text:p text:style-name="P44"/>
      <text:p text:style-name="P44">The grader (or the professor) is not allowed to fix errors in your submitted program. <text:s/><text:span text:style-name="T20">Even errors as small as wrong line endings in source code files cannot be fixed by the grader or the professor.</text:span></text:p>
      <text:p text:style-name="P44"/>
      <text:p text:style-name="P45">Wrong line endings always result in a score of zero.</text:p>
      <text:p text:style-name="P38"/>
      <text:p text:style-name="P38"/>
      <text:p text:style-name="P38"/>
      <text:p text:style-name="P11">Professionalism</text:p>
      <text:p text:style-name="P38"/>
      <text:p text:style-name="P45">The source files should carry the following information:</text:p>
      <text:p text:style-name="P45"><text:tab/>A notice of license</text:p>
      <text:p text:style-name="P45"><text:tab/>Author information</text:p>
      <text:p text:style-name="P45"><text:tab/>Program information</text:p>
      <text:p text:style-name="P45"><text:tab/>Statement of purpose</text:p>
      <text:p text:style-name="P45"><text:tab/>Statement of testing: which computer, results of testing</text:p>
      <text:p text:style-name="P45"><text:tab/>Individual file (module) information</text:p>
      <text:p text:style-name="P45"/>
      <text:p text:style-name="P45">Requirements for the text section</text:p>
      <text:p text:style-name="P45"><text:tab/>Code is grouped in logical blocks</text:p>
      <text:p text:style-name="P45"><text:tab/>Each block accomplishes a know purpose</text:p>
      <text:p text:style-name="P45"><text:tab/>The purpose is stated in a header preceding the block itself</text:p>
      <text:p text:style-name="P45"/>
      <text:p text:style-name="P46">Reasons for professionalism in software technolgoy</text:p>
      <text:p text:style-name="P47">In the corporation you will often work in teams. <text:s/>If you perform well you may be promoted to a higher position. <text:s/>Your place in the team you’re leaving will be filled by another person, who has to quickly learn everything you’ve been doing. <text:s/>The more information you can leave for the new employee the better will be your standing in the organization, and the new employee will be forever grateful.</text:p>
      <text:p text:style-name="P46"/>
      <text:p text:style-name="P46">Sources for “professionalism”</text:p>
      <text:p text:style-name="P47">At the present time the sources are limited. <text:s text:c="2"/>Use posed programs as models of the layout of a professional source file.</text:p>
      <text:p text:style-name="P39"/>
      <text:p text:style-name="P41"><text:span text:style-name="T21"/></text:p>
      <text:p text:style-name="P41"/>
      <text:p text:style-name="P41"/>
      <text:p text:style-name="P41"/>
      <text:p text:style-name="P40"><text:span text:style-name="T21"/></text:p>
      <text:p text:style-name="P52">Due date</text:p>
      <text:p text:style-name="P40"/>
      <text:p text:style-name="P40"><text:span text:style-name="T22">September</text:span> <text:span text:style-name="T22">25</text:span>, 2024 @ <text:span text:style-name="T22">midnight between September 25 and 26.</text:span></text:p>
      <text:p text:style-name="P40"/>
      <text:p text:style-name="P46">[Officially midnight belongs to the next day.]</text:p>
      <text:p text:style-name="P40"/>
      <text:p text:style-name="P46">Send the three individual files as 3 separate attachments to cpscgrader@<text:span text:style-name="T23">proton.me</text:span></text:p>
      <text:p text:style-name="P42"/>
      <text:p text:style-name="P48">Use the instructions for submissions of programs that appeared in Assignment 1.</text:p>
      <text:p text:style-name="P48"/>
      <text:p text:style-name="P48"/>
      <text:p text:style-name="P48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6" meta:paragraph-count="101" meta:word-count="1151" meta:character-count="6872" meta:non-whitespace-character-count="5735"/>
  </office:meta>
</office:document-meta>
</file>